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3">00.00.2012 Версия 0.3 Добавления</text:p>
      <text:p text:style-name="P3">- добавлено несколько новых команд для работы с <text:span text:style-name="T1">FAT.</text:span></text:p>
      <text:p text:style-name="P3">- добавлена возможность монтировать/демонтировать <text:span text:style-name="T1">TRD </text:span>образа из командной строки.</text:p>
      <text:p text:style-name="P3">- сделана возможность прямого вызова функций <text:span text:style-name="T1">RST 8</text:span>.</text:p>
      <text:p text:style-name="P1"/>
      <text:p text:style-name="P1">01.01.2012 <text:span text:style-name="T2">Версия 0.29а Исправления.</text:span></text:p>
      <text:p text:style-name="P1"><text:span text:style-name="T2">- исправлена ошибка переформатирования рамдиска при входе в </text:span>DOS <text:span text:style-name="T2">через </text:span>Basic 48,<text:span text:style-name="T2"> когда стек установлен ниже </text:span>32768.</text:p>
      <text:p text:style-name="P3"/>
      <text:p text:style-name="P3">04.12.2011 Версия 0.29 Добавления.</text:p>
      <text:p text:style-name="P3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3">- устранена ошибка форматирования рамдиска после включения или повреждения.</text:p>
      <text:p text:style-name="P3"/>
      <text:p text:style-name="P3">09.10.2011Версия 0.28 Исправления.</text:p>
      <text:p text:style-name="P1"><text:span text:style-name="T2">- исправлена ошибка из-за которой не работали программы использующие доступ к портам ВГ93 через адрес </text:span>0x3D2F <text:span text:style-name="T2">с реальной дискетой</text:span>.</text:p>
      <text:p text:style-name="P3"/>
      <text:p text:style-name="P1"><text:span text:style-name="T2">29.09.2011</text:span> <text:span text:style-name="T2">Версия 0.27 Исправления.</text:span></text:p>
      <text:p text:style-name="P1"><text:span text:style-name="T2">- исправлена ошибка команды </text:span>«Merge» <text:span text:style-name="T2">из-за которой портилось содержимое подгруженного файла.</text:span></text:p>
      <text:p text:style-name="P1"><text:span text:style-name="T2">- исправлена не очистка буфера введенных команд при возврате в </text:span>Basic <text:span text:style-name="T2">по команде </text:span>«Return» <text:span text:style-name="T2">из-за чего вместо сообщения «</text:span>OK<text:span text:style-name="T2">» выдавалась ошибка.</text:span></text:p>
      <text:p text:style-name="P1"><text:span text:style-name="T2">- исправлена ошибка команды </text:span>«RUN “filename” CODE».</text:p>
      <text:p text:style-name="P1">- <text:span text:style-name="T2">исправлена ошибка повторных входов в </text:span>DOS <text:span text:style-name="T2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oft-page-break/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<text:soft-page-break/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5-24T09:33:21.23</dc:date>
    <meta:editing-duration>P9DT19H46M1S</meta:editing-duration>
    <meta:editing-cycles>74</meta:editing-cycles>
    <meta:generator>LibreOffice/3.5$Windows_x86 LibreOffice_project/235ab8a-3802056-4a8fed3-2d66ea8-e241b80</meta:generator>
    <meta:document-statistic meta:table-count="0" meta:image-count="0" meta:object-count="0" meta:page-count="3" meta:paragraph-count="88" meta:word-count="1152" meta:character-count="8286" meta:non-whitespace-character-count="7219"/>
  </office:meta>
</office:document-meta>
</file>